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6pt" officeooo:rsid="001cf978" officeooo:paragraph-rsid="001cf978" style:font-size-asian="16pt" style:font-size-complex="16pt"/>
    </style:style>
    <style:style style:name="P2" style:family="paragraph" style:parent-style-name="Header">
      <style:text-properties style:font-name="Times New Roman" fo:font-size="10pt" officeooo:rsid="001cf978" officeooo:paragraph-rsid="001cf978" style:font-size-asian="8.75pt" style:font-name-complex="Times New Roman1" style:font-size-complex="10pt"/>
    </style:style>
    <style:style style:name="P3" style:family="paragraph" style:parent-style-name="Table_20_Contents">
      <style:text-properties style:font-name-complex="Times New Roman1"/>
    </style:style>
    <style:style style:name="P4" style:family="paragraph" style:parent-style-name="Standard">
      <style:paragraph-properties fo:text-align="start" style:justify-single-word="false"/>
      <style:text-properties officeooo:rsid="000bd23a" officeooo:paragraph-rsid="002ecf69"/>
    </style:style>
    <style:style style:name="P5" style:family="paragraph" style:parent-style-name="Standard">
      <style:text-properties officeooo:rsid="00290494"/>
    </style:style>
    <style:style style:name="P6" style:family="paragraph" style:parent-style-name="Standard">
      <style:paragraph-properties fo:text-align="start" style:justify-single-word="false"/>
      <style:text-properties officeooo:rsid="00379674" officeooo:paragraph-rsid="00379674"/>
    </style:style>
    <style:style style:name="P7" style:family="paragraph" style:parent-style-name="Standard">
      <style:paragraph-properties fo:text-align="start" style:justify-single-word="false"/>
      <style:text-properties officeooo:rsid="00379674" officeooo:paragraph-rsid="00397e64"/>
    </style:style>
    <style:style style:name="P8" style:family="paragraph" style:parent-style-name="Standard">
      <style:paragraph-properties fo:text-align="start" style:justify-single-word="false"/>
      <style:text-properties officeooo:rsid="00379674" officeooo:paragraph-rsid="0041b0d5"/>
    </style:style>
    <style:style style:name="P9" style:family="paragraph" style:parent-style-name="Standard">
      <style:paragraph-properties fo:text-align="start" style:justify-single-word="false"/>
      <style:text-properties officeooo:rsid="00379674" officeooo:paragraph-rsid="00422bb7"/>
    </style:style>
    <style:style style:name="P10" style:family="paragraph" style:parent-style-name="Standard">
      <style:paragraph-properties fo:text-align="start" style:justify-single-word="false"/>
      <style:text-properties fo:font-style="italic" officeooo:rsid="00379674" officeooo:paragraph-rsid="00379674" style:font-style-asian="italic" style:font-style-complex="italic"/>
    </style:style>
    <style:style style:name="P11" style:family="paragraph" style:parent-style-name="Standard">
      <style:text-properties fo:font-weight="bold" officeooo:rsid="00379c3a" officeooo:paragraph-rsid="00379c3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3759dc" officeooo:paragraph-rsid="00379674"/>
    </style:style>
    <style:style style:name="P13" style:family="paragraph" style:parent-style-name="Standard">
      <style:paragraph-properties fo:text-align="start" style:justify-single-word="false"/>
      <style:text-properties officeooo:rsid="0041b0d5" officeooo:paragraph-rsid="0041b0d5"/>
    </style:style>
    <style:style style:name="P14" style:family="paragraph" style:parent-style-name="Standard">
      <style:paragraph-properties fo:text-align="start" style:justify-single-word="false"/>
      <style:text-properties officeooo:rsid="00379c3a" officeooo:paragraph-rsid="002ecf69"/>
    </style:style>
    <style:style style:name="P15" style:family="paragraph" style:parent-style-name="Standard">
      <style:paragraph-properties fo:text-align="end" style:justify-single-word="false" style:shadow="none" style:writing-mode="page"/>
    </style:style>
    <style:style style:name="P16" style:family="paragraph" style:parent-style-name="Frame_20_contents">
      <style:text-properties officeooo:rsid="00379c3a" officeooo:paragraph-rsid="00379c3a"/>
    </style:style>
    <style:style style:name="P17" style:family="paragraph" style:parent-style-name="Frame_20_contents">
      <style:text-properties officeooo:rsid="00379c3a" officeooo:paragraph-rsid="00379c3a"/>
    </style:style>
    <style:style style:name="T1" style:family="text">
      <style:text-properties officeooo:rsid="00379c3a"/>
    </style:style>
    <style:style style:name="T2" style:family="text">
      <style:text-properties officeooo:rsid="00379674"/>
    </style:style>
    <style:style style:name="T3" style:family="text">
      <style:text-properties officeooo:rsid="00396422"/>
    </style:style>
    <style:style style:name="T4" style:family="text">
      <style:text-properties officeooo:rsid="00397e64"/>
    </style:style>
    <style:style style:name="T5" style:family="text">
      <style:text-properties officeooo:rsid="0045251d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variable-decls>
        <text:variable-decl office:value-type="string" text:name="ORT"/>
        <text:variable-decl office:value-type="float" text:name="DATU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014cm" svg:y="5.486cm" svg:width="13.642cm" draw:z-index="0">
        <draw:text-box fo:min-height="3.168cm">
          <text:p text:style-name="P16">${name}</text:p>
          <text:p text:style-name="P16">${first_name} ${last_name}</text:p>
          <text:p text:style-name="P16">${zip} ${city}</text:p>
          <text:p text:style-name="P16">${street}</text:p>
        </draw:text-box>
      </draw:frame>
      <text:p text:style-name="P15"><text:variable-set text:name="ORT" office:value-type="string">Bremen</text:variable-set><text:s/><text:date style:data-style-name="N37" text:date-value="2018-05-16T13:15:25.400000112">16.05.18</text:date></text:p>
      <text:p text:style-name="Standard"/>
      <text:p text:style-name="Standard"/>
      <text:p text:style-name="P11">${title}</text:p>
      <text:p text:style-name="P5"/>
      <text:p text:style-name="P5"/>
      <text:p text:style-name="P14">Sehr ${sex} ${appell} ${last_name},</text:p>
      <text:p text:style-name="P4"/>
      <text:p text:style-name="P12"><text:span text:style-name="T2">Sie suchen einen Softwareentwickler unter Java. </text:span>Als 'Sun Certified Java Programmer' und 'Oracle Certified Professional, Java EE 5 Web Component Developer' mit mehrjähriger Projekterfahrung in der objektorientierten Entwicklung von webbasierten Anwendungen, würde ich mich Ihnen gerne vorstellen.</text:p>
      <text:p text:style-name="P12"/>
      <text:p text:style-name="P7"><text:span text:style-name="T3">Zur Zeit bin ich bei einem Bremer Unternehmen mit der Entwicklung einer webbasierten Helpdeskanwendung unter Java EE8 betraut. Hierbei entwickle ich mit den </text:span>Java-Framework JPA in der Implementation von <text:span text:style-name="T3">Eclipse Link und JAXB 2 für die Modelgenerierung gegen eine Oracle Datenbank</text:span>. <text:span text:style-name="T3">Im Frontend basiert das Projekt auf JSF und dem </text:span>AJAX-Framework PrimeFaces, <text:span text:style-name="T3">wo ich c</text:span>lientseitig <text:span text:style-name="T4">ebenfalls </text:span>Javascript, jQuery, HTM <text:span text:style-name="T4">und</text:span> CSS intensiv ein<text:span text:style-name="T4">setzt</text:span>. Meine Aufgaben umfassten gleichsam das Deployment <text:span text:style-name="T4">der </text:span>Webapplikationen auf <text:span text:style-name="T4">einen Jboss Wild-Fly Applicationserver</text:span>. In der täglichen Projektarbeit <text:span text:style-name="T4">werde</text:span> ich von Frameworks wie Eclipse, Maven und Git <text:span text:style-name="T4">bzw. SVN</text:span> unterstützt und kann hier hingehend auf gute bis sehr gute Kenntnisse verweisen. </text:p>
      <text:p text:style-name="P13"><text:tab/>Neben umfassenden Java-Kenntinssen habe ich d<text:span text:style-name="T2">urch vorhergehenden Projektarbeiten auch</text:span></text:p>
      <text:p text:style-name="P8">Erfahrungen in ASP.Net und dem MS MVC, so wie dem EF Framework unter C# erworben und gegen einen SQL Server programmiert. Dabei sind von mir Http -Anfragen über das OData Protokoll für REST APIs verarbeitet worden. Grundkenntnisse mit dem Kendo-Framework runden mein .NET-Profil ab.</text:p>
      <text:p text:style-name="P6"/>
      <text:p text:style-name="P6">In meinem bisherigen Schaffen konnte ich sowohl eigenverantwortlich, als auch im Team</text:p>
      <text:p text:style-name="P6">überzeugen. Aus meinen Projektarbeiten bringe ich die Erfahrung mit, dass sich meine Stärken im</text:p>
      <text:p text:style-name="P9">konstruktiven und kreativen Austausch mit Kollegen am besten entwickeln. Aufgrund des Projektabschusses würde ich gerne eine neue und spannende Herausforderung bei der ${name} zum annehmen. Meine Gehaltsvorstellung bewegt sich zum Einstieg um etwa ${salary} Euro, wobei ich Ihnen einen Einstiegstermin zum 01.07.2008 anbieten kann.</text:p>
      <text:p text:style-name="P6"/>
      <text:p text:style-name="P6">Ich freue mich sehr auf eine Einladung zu einem persönlichen Gespräch und verbleibe bis dahin mit</text:p>
      <text:p text:style-name="P6">freundlichem Gruß</text:p>
      <text:p text:style-name="P6"/>
      <text:p text:style-name="P10">Ulrich Klo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locktext" style:family="paragraph" style:parent-style-name="Standard">
      <loext:graphic-properties draw:fill="solid" draw:fill-color="#ffffff" draw:opacity="100%"/>
      <style:paragraph-properties fo:margin-left="0.018cm" fo:margin-right="1.219cm" fo:line-height="0.762cm" fo:orphans="0" fo:widows="0" fo:text-indent="0cm" style:auto-text-indent="false" fo:background-color="#ffffff" style:text-autospace="none"/>
      <style:text-properties fo:color="#000000" fo:font-size="19pt" style:font-size-asian="19pt" style:font-size-complex="19pt"/>
    </style:style>
    <style:style style:name="Heading_20_4" style:display-name="Heading 4" style:family="paragraph" style:parent-style-name="Standard" style:next-style-name="Standard" style:default-outline-level="4" style:list-style-name="WW8Num2" style:class="text">
      <style:paragraph-properties fo:text-align="end" style:justify-single-word="false" fo:keep-with-next="always"/>
      <style:text-properties style:font-name="Calibri" fo:font-family="Calibri" style:font-family-generic="swiss" style:font-pitch="variable" fo:font-size="10pt" fo:language="en" fo:country="US" fo:font-weight="bold" style:font-size-asian="10pt" style:font-weight-asian="bold" style:font-name-complex="Calibri" style:font-family-complex="Calibri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keep-with-next="always"/>
      <style:text-properties style:font-name="Calibri" fo:font-family="Calibri" style:font-family-generic="swiss" style:font-pitch="variable" fo:font-size="10pt" fo:language="en" fo:country="US" fo:font-weight="bold" style:font-size-asian="10pt" style:font-weight-asian="bold" style:font-name-complex="Calibri" style:font-family-complex="Calibri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8cm" style:rel-column-width="18501*"/>
    </style:style>
    <style:style style:name="Tabelle1.B" style:family="table-column">
      <style:table-column-properties style:column-width="12.201cm" style:rel-column-width="47034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0.05pt solid #000000" fo:border-right="none" fo:border-top="none" fo:border-bottom="none"/>
    </style:style>
    <style:style style:name="MP1" style:family="paragraph" style:parent-style-name="Header">
      <style:text-properties style:font-name="Times New Roman" fo:font-size="16pt" officeooo:rsid="001cf978" officeooo:paragraph-rsid="001cf978" style:font-size-asian="16pt" style:font-size-complex="16pt"/>
    </style:style>
    <style:style style:name="MP2" style:family="paragraph" style:parent-style-name="Header">
      <style:text-properties style:font-name="Times New Roman" fo:font-size="10pt" officeooo:rsid="001cf978" officeooo:paragraph-rsid="001cf978" style:font-size-asian="8.75pt" style:font-name-complex="Times New Roman1" style:font-size-complex="10pt"/>
    </style:style>
    <style:style style:name="MP3" style:family="paragraph" style:parent-style-name="Table_20_Contents">
      <style:text-properties style:font-name-complex="Times New Roman1"/>
    </style:style>
    <style:style style:name="MT1" style:family="text">
      <style:text-properties officeooo:rsid="00379c3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Ulrich Kloodt</text:p>
              <text:p text:style-name="MP2"><text:span text:style-name="MT1">Ostendorpstrasse 36</text:span><text:line-break/><text:span text:style-name="MT1">28203 Bremen</text:span><text:line-break/><text:span text:style-name="MT1">0174 2990061</text:span><text:line-break/>ulrich.kloodt@gmx.de</text:p>
            </table:table-cell>
            <table:table-cell table:style-name="Tabelle1.B1" office:value-type="string">
              <text:p text:style-name="MP3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9:56:31.087000000</meta:creation-date>
    <meta:editing-duration>PT1H50M15S</meta:editing-duration>
    <meta:editing-cycles>14</meta:editing-cycles>
    <meta:generator>LibreOffice/5.4.6.2$Windows_X86_64 LibreOffice_project/4014ce260a04f1026ba855d3b8d91541c224eab8</meta:generator>
    <dc:date>2018-05-16T13:15:25.038000000</dc:date>
    <meta:document-statistic meta:table-count="1" meta:image-count="0" meta:object-count="0" meta:page-count="1" meta:paragraph-count="19" meta:word-count="305" meta:character-count="2218" meta:non-whitespace-character-count="1930"/>
  </office:meta>
</office:document-meta>
</file>